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5572" officeooo:paragraph-rsid="00145572"/>
    </style:style>
    <style:style style:name="P2" style:family="paragraph" style:parent-style-name="Standard">
      <style:text-properties officeooo:rsid="00149272" officeooo:paragraph-rsid="00149272"/>
    </style:style>
    <style:style style:name="T1" style:family="text">
      <style:text-properties officeooo:rsid="00149272"/>
    </style:style>
    <style:style style:name="T2" style:family="text">
      <style:text-properties officeooo:rsid="0015c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technologies que nous allons utiliser sont :</text:p>
      <text:p text:style-name="P1">JPA couplé avec une BDD MySQL <text:span text:style-name="T1">pour les mots de passes</text:span>.</text:p>
      <text:p text:style-name="P1">Pour l’interface : HTML &amp; CSS</text:p>
      <text:p text:style-name="P1">Pour le dynamique : JavaScript &amp; JSP </text:p>
      <text:p text:style-name="P2">Pour le<text:span text:style-name="T2">s <text:s/>traitements</text:span>: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7:46:43.569278352</meta:creation-date>
    <meta:generator>LibreOffice/6.0.7.3$Linux_X86_64 LibreOffice_project/00m0$Build-3</meta:generator>
    <dc:date>2021-04-16T17:50:13.409288479</dc:date>
    <meta:editing-duration>PT3M29S</meta:editing-duration>
    <meta:editing-cycles>3</meta:editing-cycles>
    <meta:document-statistic meta:table-count="0" meta:image-count="0" meta:object-count="0" meta:page-count="1" meta:paragraph-count="5" meta:word-count="36" meta:character-count="195" meta:non-whitespace-character-count="162"/>
  </office:meta>
</office:document-meta>
</file>